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officeooo:rsid="001251b8" officeooo:paragraph-rsid="001251b8" style:font-size-asian="15.75pt" style:font-size-complex="18pt"/>
    </style:style>
    <style:style style:name="P2" style:family="paragraph" style:parent-style-name="Standard">
      <style:text-properties style:font-name="Ubuntu" fo:font-size="18pt" officeooo:rsid="001251b8" officeooo:paragraph-rsid="0012fda9" style:font-size-asian="15.75pt" style:font-size-complex="18pt"/>
    </style:style>
    <style:style style:name="P3" style:family="paragraph" style:parent-style-name="Standard">
      <style:text-properties style:font-name="Ubuntu" fo:font-size="18pt" officeooo:rsid="0015aec9" officeooo:paragraph-rsid="0015aec9" style:font-size-asian="15.75pt" style:font-size-complex="18pt"/>
    </style:style>
    <style:style style:name="P4" style:family="paragraph" style:parent-style-name="Standard">
      <style:text-properties style:font-name="Ubuntu" fo:font-size="18pt" officeooo:rsid="001942d5" officeooo:paragraph-rsid="001942d5" style:font-size-asian="15.75pt" style:font-size-complex="18pt"/>
    </style:style>
    <style:style style:name="P5" style:family="paragraph" style:parent-style-name="Standard">
      <style:text-properties style:font-name="Ubuntu" fo:font-size="18pt" officeooo:rsid="0019b5ef" officeooo:paragraph-rsid="0019b5ef" style:font-size-asian="15.75pt" style:font-size-complex="18pt"/>
    </style:style>
    <style:style style:name="T1" style:family="text">
      <style:text-properties officeooo:rsid="0012fda9"/>
    </style:style>
    <style:style style:name="T2" style:family="text">
      <style:text-properties officeooo:rsid="0013da62"/>
    </style:style>
    <style:style style:name="T3" style:family="text">
      <style:text-properties officeooo:rsid="0015aec9"/>
    </style:style>
    <style:style style:name="T4" style:family="text">
      <style:text-properties officeooo:rsid="0017a631"/>
    </style:style>
    <style:style style:name="T5" style:family="text">
      <style:text-properties officeooo:rsid="001942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chain <text:span text:style-name="T1">(Blockchain, BlockWrapper)</text:span></text:p>
      <text:p text:style-name="P1"><text:tab/>Definition: chain of blocks by hash</text:p>
      <text:p text:style-name="P1"><text:tab/><text:span text:style-name="T1">Block has hash, parent hash, timestamp, and content</text:span></text:p>
      <text:p text:style-name="P1"><text:tab/><text:span text:style-name="T1">Any content</text:span></text:p>
      <text:p text:style-name="P3"><text:tab/>Blockchain just a data structure</text:p>
      <text:p text:style-name="P3"><text:tab/>Dissemination, consensus not implemented</text:p>
      <text:p text:style-name="P1"/>
      <text:p text:style-name="P2"><text:span text:style-name="T1">Utilities</text:span></text:p>
      <text:p text:style-name="P2"><text:tab/><text:span text:style-name="T1">serialize/deserialize</text:span></text:p>
      <text:p text:style-name="P2"><text:tab/><text:span text:style-name="T1">encrypt/decrypt</text:span></text:p>
      <text:p text:style-name="P2"><text:tab/><text:span text:style-name="T1">SHA_256</text:span></text:p>
      <text:p text:style-name="P2"><text:tab/><text:span text:style-name="T2">ByteSeqs</text:span></text:p>
      <text:p text:style-name="P2"><text:tab/><text:span text:style-name="T3">Timestamper</text:span></text:p>
      <text:p text:style-name="P2"/>
      <text:p text:style-name="P3">Ceesy: <text:span text:style-name="T4">blockchain application, toy cryptocurrency</text:span></text:p>
      <text:p text:style-name="P3"><text:tab/><text:span text:style-name="T4">terminal through which participants participate</text:span></text:p>
      <text:p text:style-name="P3"><text:tab/><text:span text:style-name="T5">restricts write access to blockchain</text:span></text:p>
      <text:p text:style-name="P3"/>
      <text:p text:style-name="P4">Transaction</text:p>
      <text:p text:style-name="P4"><text:tab/>TransactionGuts</text:p>
      <text:p text:style-name="P4"><text:tab/>Signature</text:p>
      <text:p text:style-name="P4"><text:tab/>SignedTransaction</text:p>
      <text:p text:style-name="P4"><text:tab/>VerifiedTransaction</text:p>
      <text:p text:style-name="P4"/>
      <text:p text:style-name="P5">Wallet</text:p>
      <text:p text:style-name="P5"><text:tab/>makePayment</text:p>
      <text:p text:style-name="P5"><text:tab/>balanceFrom</text:p>
      <text:p text:style-name="P5"/>
      <text:p text:style-name="P5">Miner</text:p>
      <text:p text:style-name="P5"><text:tab/>verify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0:50:58.384346087</meta:creation-date>
    <dc:date>2018-06-10T22:38:03.897387457</dc:date>
    <meta:editing-duration>PT5M44S</meta:editing-duration>
    <meta:editing-cycles>1</meta:editing-cycles>
    <meta:document-statistic meta:table-count="0" meta:image-count="0" meta:object-count="0" meta:page-count="1" meta:paragraph-count="25" meta:word-count="59" meta:character-count="538" meta:non-whitespace-character-count="485"/>
    <meta:generator>LibreOffice/6.0.3.2$Linux_X86_64 LibreOffice_project/00m0$Build-2</meta:generator>
  </office:meta>
</office:document-meta>
</file>